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07cm" fo:margin-left="0cm" fo:margin-right="0.093cm" table:align="margins"/>
    </style:style>
    <style:style style:name="Tableau1.A" style:family="table-column">
      <style:table-column-properties style:column-width="8.5cm" style:rel-column-width="32948*"/>
    </style:style>
    <style:style style:name="Tableau1.B" style:family="table-column">
      <style:table-column-properties style:column-width="8.407cm" style:rel-column-width="325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07cm" fo:margin-left="0cm" fo:margin-right="0.093cm" table:align="margins"/>
    </style:style>
    <style:style style:name="Tableau2.A" style:family="table-column">
      <style:table-column-properties style:column-width="8.5cm" style:rel-column-width="32948*"/>
    </style:style>
    <style:style style:name="Tableau2.B" style:family="table-column">
      <style:table-column-properties style:column-width="8.407cm" style:rel-column-width="3258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4">En tant que ...</text:span></text:p>
      <text:p text:style-name="Standard"/>
      <text:p text:style-name="Standard"/>
      <text:p text:style-name="Standard"/>
      <text:p text:style-name="P2">Version 1 : 27 octobre 2012 (date de début)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En tant qu'utilisateur je dois créer un compte.</text:p>
            <text:p text:style-name="P1">(Et le dois donner un nom, prenom, email et mot de passe)</text:p>
          </table:table-cell>
          <table:table-cell table:style-name="Tableau1.B1" office:value-type="string">
            <text:p text:style-name="P4">/inscription <text:s/><text:span text:style-name="T3"><text:s text:c="3"/>(POST)</text:span></text:p>
          </table:table-cell>
        </table:table-row>
        <table:table-row>
          <table:table-cell table:style-name="Tableau1.A2" office:value-type="string">
            <text:p text:style-name="Table_20_Contents"><text:bookmark-start text:name="__DdeLink__2_621667969"/>En tant qu'utilisateur je peux me connecter.<text:bookmark-end text:name="__DdeLink__2_621667969"/></text:p>
            <text:p text:style-name="P3">(Et je dois utiliser pour cela mon email et mdp)</text:p>
          </table:table-cell>
          <table:table-cell table:style-name="Tableau1.B2" office:value-type="string">
            <text:p text:style-name="Table_20_Contents"><text:span text:style-name="T2">/connection</text:span> <text:s text:c="3"/>(POST) <text:s text:c="3"/></text:p>
            <text:p text:style-name="P3">=&gt; Creation du cookie contenant l'ID de l'utilisateur.</text:p>
            <text:p text:style-name="P3">=&gt; Retourne l'utilisateur voulu.</text:p>
          </table:table-cell>
        </table:table-row>
        <table:table-row>
          <table:table-cell table:style-name="Tableau1.A2" office:value-type="string">
            <text:p text:style-name="Table_20_Contents">En tant qu'utilisateur je peux me déconnecter.</text:p>
          </table:table-cell>
          <table:table-cell table:style-name="Tableau1.B2" office:value-type="string">
            <text:p text:style-name="Table_20_Contents"><text:span text:style-name="T2">/bye</text:span> (GET)</text:p>
          </table:table-cell>
        </table:table-row>
        <table:table-row>
          <table:table-cell table:style-name="Tableau1.A2" office:value-type="string">
            <text:p text:style-name="Table_20_Contents">En tant qu'utilisateur je peux envoyer un message.</text:p>
          </table:table-cell>
          <table:table-cell table:style-name="Tableau1.B2" office:value-type="string">
            <text:p text:style-name="Table_20_Contents"><text:span text:style-name="T2">/messages/envoie</text:span> <text:s text:c="4"/>(POST)<text:line-break/><text:span text:style-name="T1">=&gt;Prend en paramètre le text du message.</text:span></text:p>
          </table:table-cell>
        </table:table-row>
        <table:table-row>
          <table:table-cell table:style-name="Tableau1.A2" office:value-type="string">
            <text:p text:style-name="Table_20_Contents">En tant qu'utilisateur je peux recharger tous mes messages.</text:p>
          </table:table-cell>
          <table:table-cell table:style-name="Tableau1.B2" office:value-type="string">
            <text:p text:style-name="Table_20_Contents"><text:span text:style-name="T2">/messages/my </text:span><text:s text:c="8"/><text:bookmark-start text:name="__DdeLink__6_621667969"/>(GET)<text:bookmark-end text:name="__DdeLink__6_621667969"/></text:p>
          </table:table-cell>
        </table:table-row>
        <table:table-row>
          <table:table-cell table:style-name="Tableau1.A2" office:value-type="string">
            <text:p text:style-name="Table_20_Contents">En tant qu'utilisateur je peux recharger les messages d'un autre utilisateur.</text:p>
          </table:table-cell>
          <table:table-cell table:style-name="Tableau1.B2" office:value-type="string">
            <text:p text:style-name="Table_20_Contents"><text:span text:style-name="T2">/messages/get/IDENTIFIANT_USER</text:span> <text:s/>(GET)</text:p>
          </table:table-cell>
        </table:table-row>
        <table:table-row>
          <table:table-cell table:style-name="Tableau1.A2" office:value-type="string">
            <text:p text:style-name="Table_20_Contents">En tant qu'utilisateur je peux consulter le profil d'un autre utilisateur.</text:p>
          </table:table-cell>
          <table:table-cell table:style-name="Tableau1.B2" office:value-type="string">
            <text:p text:style-name="Table_20_Contents"><text:span text:style-name="T2">/users/get/IDENTIFIANT_USER</text:span> <text:s text:c="6"/>(GET)</text:p>
          </table:table-cell>
        </table:table-row>
      </table:table>
      <text:p text:style-name="Standard"><text:line-break/></text:p>
      <text:p text:style-name="P2">Version 1.1 : 28 octobre 2012 (date de début)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En tant qu'utilisateur je peux consulter les messages d'un autre utilisateur en passant par son email.</text:p>
          </table:table-cell>
          <table:table-cell table:style-name="Tableau2.B1" office:value-type="string">
            <text:p text:style-name="P4"><text:bookmark-start text:name="__DdeLink__101_1623965068"/>/messages/getuser/EMAIL <text:s/><text:span text:style-name="T3"><text:s text:c="3"/>(POST)</text:span><text:bookmark-end text:name="__DdeLink__101_1623965068"/></text:p>
          </table:table-cell>
        </table:table-row>
        <table:table-row>
          <table:table-cell table:style-name="Tableau2.A2" office:value-type="string">
            <text:p text:style-name="Table_20_Contents">En tant qu'utilisateur je peux rechercher un autre utilisateur en connaissant son nom. </text:p>
          </table:table-cell>
          <table:table-cell table:style-name="Tableau2.B2" office:value-type="string">
            <text:p text:style-name="Table_20_Contents"><text:span text:style-name="T2">/users/search</text:span> <text:s text:c="3"/>(POST) <text:s text:c="3"/></text:p>
            <text:p text:style-name="P3"/>
          </table:table-cell>
        </table:table-row>
        <table:table-row>
          <table:table-cell table:style-name="Tableau2.A2" office:value-type="string">
            <text:p text:style-name="Table_20_Contents">En tant qu'utilisateur je peux consulter le profil d'un autre utilisateur en passant par son email.</text:p>
          </table:table-cell>
          <table:table-cell table:style-name="Tableau2.B2" office:value-type="string">
            <text:p text:style-name="P4">/users/getuser/EMAIL <text:s/><text:span text:style-name="T3"><text:s text:c="3"/>(POST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tou </meta:initial-creator>
    <meta:creation-date>2012-10-27T12:34:02</meta:creation-date>
    <dc:date>2012-10-28T10:34:07</dc:date>
    <dc:creator>Jitou </dc:creator>
    <meta:editing-duration>PT08H13M27S</meta:editing-duration>
    <meta:editing-cycles>57</meta:editing-cycles>
    <meta:generator>OpenOffice.org/3.2$Linux OpenOffice.org_project/320m12$Build-9483</meta:generator>
    <meta:document-statistic meta:table-count="2" meta:image-count="0" meta:object-count="0" meta:page-count="1" meta:paragraph-count="28" meta:word-count="189" meta:character-count="1305"/>
  </office:meta>
</office:document-meta>
</file>